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cbf" officeooo:paragraph-rsid="000f4cbf"/>
    </style:style>
    <style:style style:name="P2" style:family="paragraph" style:parent-style-name="Standard">
      <style:text-properties officeooo:rsid="00122c60" officeooo:paragraph-rsid="00122c60"/>
    </style:style>
    <style:style style:name="T1" style:family="text">
      <style:text-properties officeooo:rsid="0010937b"/>
    </style:style>
    <style:style style:name="T2" style:family="text">
      <style:text-properties officeooo:rsid="0011b6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1</text:p>
      <text:p text:style-name="P1"/>
      <text:p text:style-name="P1">a)</text:p>
      <text:p text:style-name="P1"/>
      <text:p text:style-name="P1">Technische Grenzen</text:p>
      <text:p text:style-name="P1"/>
      <text:p text:style-name="P1">b)</text:p>
      <text:p text:style-name="P1"/>
      <text:p text:style-name="P1">Komplette Welle: pos. und neg. E und B Feld</text:p>
      <text:p text:style-name="P1">Lösung: nicht gesamte Welle durchlaufen lassen</text:p>
      <text:p text:style-name="P1"/>
      <text:p text:style-name="P1">→<text:span text:style-name="T2"> Skript nachlesen</text:span></text:p>
      <text:p text:style-name="P1"/>
      <text:p text:style-name="P2">Lichtwelle immer senktrecht zur Bewegungsrichtung</text:p>
      <text:p text:style-name="P2"/>
      <text:p text:style-name="P2">Lösung: Elektronen mit Undulator auf „Schlangenlinie“ schicken → Bewegungskomponente senkrecht zur gemittelten Bewegungsrichtung</text:p>
      <text:p text:style-name="P1"/>
      <text:p text:style-name="P1"/>
      <text:p text:style-name="P1">Aufgabe 2</text:p>
      <text:p text:style-name="P1"/>
      <text:p text:style-name="P1">a) <text:span text:style-name="T1">lambda = 2,61 * R = 2,61 * D / 2 = 603 mm </text:span></text:p>
      <text:p text:style-name="P1"><text:tab/><text:span text:style-name="T2">f = c/lambda = 497 MHz</text:span></text:p>
      <text:p text:style-name="P1"/>
      <text:p text:style-name="P1">b) keine da es durch alle pos und neg Ausschläge gleichzeitig fliegt</text:p>
      <text:p text:style-name="P1"/>
      <text:p text:style-name="P1">c) <text:s/><text:span text:style-name="T2">Delta Ekin = e * E0 * sin(omega * d / (3v)) / omega</text:span></text:p>
      <text:p text:style-name="P1"/>
      <text:p text:style-name="P1"><text:tab/><text:span text:style-name="T2">v = c <text:s/>omega = 2 \pi f</text:span></text:p>
      <text:p text:style-name="P1"><text:tab/></text:p>
      <text:p text:style-name="P1"><text:s/><text:tab/><text:span text:style-name="T2">Delta Ekin = 6,1 * 10⁻14 J = 0,38 MeV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21:13:13.138738123</meta:creation-date>
    <dc:date>2019-11-11T11:22:52.263537784</dc:date>
    <meta:editing-duration>PT14M5S</meta:editing-duration>
    <meta:editing-cycles>2</meta:editing-cycles>
    <meta:generator>LibreOffice/6.2.7.1$Linux_X86_64 LibreOffice_project/20$Build-1</meta:generator>
    <meta:document-statistic meta:table-count="0" meta:image-count="0" meta:object-count="0" meta:page-count="1" meta:paragraph-count="17" meta:word-count="110" meta:character-count="578" meta:non-whitespace-character-count="476"/>
  </office:meta>
</office:document-meta>
</file>